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mbFileProvider.Smb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mbFileProvider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mbFileProvider.doCreateFileSystem( final FileName 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